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>
      <style:text-properties officeooo:paragraph-rsid="0009ab1e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paragraph-rsid="0009ab1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Comparative Infographic: TDD vs BDD vs FDD</text:span></text:h>
      <text:h text:style-name="Heading_20_3" text:outline-level="3"><text:span text:style-name="Strong_20_Emphasis">1. Test-Driven Development (TDD)</text:span></text:h>
      <text:list xml:id="list290633029" text:style-name="L1">
        <text:list-item>
          <text:p text:style-name="P1"><text:span text:style-name="Strong_20_Emphasis">Approach:</text:span></text:p>
          <text:list>
            <text:list-item>
              <text:p text:style-name="P2">Write tests before writing functional code.</text:p>
            </text:list-item>
            <text:list-item>
              <text:p text:style-name="P2">Red-Green-Refactor cycle: Write a failing test (red), write code to pass the test (green), refactor code (improve without changing functionality).</text:p>
            </text:list-item>
          </text:list>
        </text:list-item>
        <text:list-item>
          <text:p text:style-name="P1"><text:span text:style-name="Strong_20_Emphasis">Benefits:</text:span></text:p>
          <text:list>
            <text:list-item>
              <text:p text:style-name="P2">Early bug detection.</text:p>
            </text:list-item>
            <text:list-item>
              <text:p text:style-name="P2">Clear, verifiable requirements through tests.</text:p>
            </text:list-item>
            <text:list-item>
              <text:p text:style-name="P2">Promotes modular and reusable code.</text:p>
            </text:list-item>
          </text:list>
        </text:list-item>
        <text:list-item>
          <text:p text:style-name="P1"><text:span text:style-name="Strong_20_Emphasis">Suitability:</text:span></text:p>
          <text:list>
            <text:list-item>
              <text:p text:style-name="P2">Agile environments.</text:p>
            </text:list-item>
            <text:list-item>
              <text:p text:style-name="P2">Projects with clear, stable requirements.</text:p>
            </text:list-item>
            <text:list-item>
              <text:p text:style-name="P1">Developers focused on code quality and maintainability.</text:p>
            </text:list-item>
          </text:list>
        </text:list-item>
      </text:list>
      <text:h text:style-name="Heading_20_3" text:outline-level="3"><text:span text:style-name="Strong_20_Emphasis">2. Behavior-Driven Development (BDD)</text:span></text:h>
      <text:list xml:id="list1753605402" text:style-name="L2">
        <text:list-item>
          <text:p text:style-name="P3"><text:span text:style-name="Strong_20_Emphasis">Approach:</text:span></text:p>
          <text:list>
            <text:list-item>
              <text:p text:style-name="P4">Focus on the behavior of the system from the end user’s perspective.</text:p>
            </text:list-item>
            <text:list-item>
              <text:p text:style-name="P4">Uses natural language specifications (Given-When-Then) to describe scenarios.</text:p>
            </text:list-item>
          </text:list>
        </text:list-item>
        <text:list-item>
          <text:p text:style-name="P3"><text:span text:style-name="Strong_20_Emphasis">Benefits:</text:span></text:p>
          <text:list>
            <text:list-item>
              <text:p text:style-name="P4">Collaboration between developers, testers, and non-technical stakeholders.</text:p>
            </text:list-item>
            <text:list-item>
              <text:p text:style-name="P4">Ensures that development meets business expectations.</text:p>
            </text:list-item>
            <text:list-item>
              <text:p text:style-name="P4">Enhances communication and reduces misunderstandings.</text:p>
            </text:list-item>
          </text:list>
        </text:list-item>
        <text:list-item>
          <text:p text:style-name="P3"><text:span text:style-name="Strong_20_Emphasis">Suitability:</text:span></text:p>
          <text:list>
            <text:list-item>
              <text:p text:style-name="P4">Cross-functional teams.</text:p>
            </text:list-item>
            <text:list-item>
              <text:p text:style-name="P4">Projects with changing requirements.</text:p>
            </text:list-item>
            <text:list-item>
              <text:p text:style-name="P3">Customer-centric development.</text:p>
            </text:list-item>
          </text:list>
        </text:list-item>
      </text:list>
      <text:h text:style-name="Heading_20_3" text:outline-level="3"><text:span text:style-name="Strong_20_Emphasis">3. Feature-Driven Development (FDD)</text:span></text:h>
      <text:list xml:id="list2352802294" text:style-name="L3">
        <text:list-item>
          <text:p text:style-name="P5"><text:span text:style-name="Strong_20_Emphasis">Approach:</text:span></text:p>
          <text:list>
            <text:list-item>
              <text:p text:style-name="P6">Iterative and incremental development focusing on features or functionalities.</text:p>
            </text:list-item>
            <text:list-item>
              <text:p text:style-name="P6">Emphasizes domain object modeling and class ownership.</text:p>
            </text:list-item>
          </text:list>
        </text:list-item>
        <text:list-item>
          <text:p text:style-name="P5"><text:span text:style-name="Strong_20_Emphasis">Benefits:</text:span></text:p>
          <text:list>
            <text:list-item>
              <text:p text:style-name="P6">Scalability for large projects.</text:p>
            </text:list-item>
            <text:list-item>
              <text:p text:style-name="P6">Efficient use of resources.</text:p>
            </text:list-item>
            <text:list-item>
              <text:p text:style-name="P6">Clear division of tasks based on features.</text:p>
            </text:list-item>
          </text:list>
        </text:list-item>
        <text:list-item>
          <text:p text:style-name="P5"><text:soft-page-break/><text:span text:style-name="Strong_20_Emphasis">Suitability:</text:span></text:p>
          <text:list>
            <text:list-item>
              <text:p text:style-name="P6">Large-scale enterprise projects.</text:p>
            </text:list-item>
            <text:list-item>
              <text:p text:style-name="P6">Development teams experienced in object-oriented design.</text:p>
            </text:list-item>
            <text:list-item>
              <text:p text:style-name="P5">Projects requiring systematic and predictable progress.</text:p>
            </text:list-item>
          </text:list>
        </text:list-item>
      </text:list>
      <text:h text:style-name="Heading_20_3" text:outline-level="3"><text:span text:style-name="Strong_20_Emphasis">Comparison Overview</text:span></text:h>
      <text:list xml:id="list3294251883" text:style-name="L4">
        <text:list-header>
          <text:p text:style-name="P7"><text:span text:style-name="Strong_20_Emphasis"><text:s text:c="8"/>* Focus:</text:span></text:p>
          <text:list>
            <text:list-item>
              <text:p text:style-name="P8">TDD: Code-centric.</text:p>
            </text:list-item>
            <text:list-item>
              <text:p text:style-name="P8">BDD: Behavior-centric.</text:p>
            </text:list-item>
            <text:list-item>
              <text:p text:style-name="P8">FDD: Feature-centric.</text:p>
              <text:p text:style-name="P8"/>
            </text:list-item>
          </text:list>
          <text:p text:style-name="P7"><text:span text:style-name="Strong_20_Emphasis"><text:s text:c="8"/>* Methodology:</text:span></text:p>
          <text:list text:continue-numbering="true">
            <text:list-item>
              <text:p text:style-name="P8">TDD and BDD: Test-driven.</text:p>
            </text:list-item>
            <text:list-item>
              <text:p text:style-name="P10">FDD: Feature-driven.</text:p>
              <text:p text:style-name="P10"><text:span text:style-name="Strong_20_Emphasis"/></text:p>
              <text:p text:style-name="P10"><text:span text:style-name="Strong_20_Emphasis">* Benefits:</text:span></text:p>
            </text:list-item>
            <text:list-item>
              <text:p text:style-name="P8">TDD: Code quality, early bug detection.</text:p>
            </text:list-item>
            <text:list-item>
              <text:p text:style-name="P8">BDD: Improved collaboration, customer satisfaction.</text:p>
            </text:list-item>
            <text:list-item>
              <text:p text:style-name="P8">FDD: Scalability, resource efficiency.</text:p>
              <text:p text:style-name="P8"/>
            </text:list-item>
          </text:list>
        </text:list-header>
      </text:list>
      <text:p text:style-name="Text_20_body"><text:span text:style-name="Strong_20_Emphasis"><text:s text:c="18"/>* Suitability:</text:span></text:p>
      <text:list xml:id="list180561290592332" text:continue-numbering="true" text:style-name="L4">
        <text:list-item>
          <text:list>
            <text:list-item>
              <text:p text:style-name="P8">TDD: Agile, stable requirements.</text:p>
            </text:list-item>
            <text:list-item>
              <text:p text:style-name="P8">BDD: Changing requirements, customer involvement.</text:p>
            </text:list-item>
            <text:list-item>
              <text:p text:style-name="P9">FDD: Large-scale projects, systematic development.</text:p>
              <text:p text:style-name="P9"/>
            </text:list-item>
            <text:list-item>
              <text:p text:style-name="P9"><text:span text:style-name="Strong_20_Emphasis">Conclusion</text:span></text:p>
            </text:list-item>
          </text:list>
        </text:list-item>
      </text:list>
      <text:list xml:id="list3762847151" text:style-name="L5">
        <text:list-header>
          <text:p text:style-name="P12"><text:span text:style-name="Strong_20_Emphasis"><text:s text:c="6"/>* <text:s/>Choosing the Right Methodology:</text:span></text:p>
          <text:list>
            <text:list-item>
              <text:p text:style-name="P12">Consider project size, team composition, and development stage.</text:p>
            </text:list-item>
            <text:list-item>
              <text:p text:style-name="P11">Combine methodologies where suitable (e.g., TDD with BDD for comprehensive testing and user satisfaction).</text:p>
            </text:list-item>
          </text:list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8:02:24.858372836</meta:creation-date>
    <dc:date>2024-06-16T18:05:59.239251035</dc:date>
    <meta:editing-duration>PT3M35S</meta:editing-duration>
    <meta:editing-cycles>1</meta:editing-cycles>
    <meta:document-statistic meta:table-count="0" meta:image-count="0" meta:object-count="0" meta:page-count="2" meta:paragraph-count="61" meta:word-count="307" meta:character-count="2166" meta:non-whitespace-character-count="1930"/>
    <meta:generator>LibreOffice/7.3.7.2$Linux_X86_64 LibreOffice_project/30$Build-2</meta:generator>
  </office:meta>
</office:document-meta>
</file>